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3" style:family="table">
      <style:table-properties style:width="16.494cm" fo:margin-left="-0.023cm" table:align="left" style:writing-mode="lr-tb"/>
    </style:style>
    <style:style style:name="Taula3.A" style:family="table-column">
      <style:table-column-properties style:column-width="3.392cm"/>
    </style:style>
    <style:style style:name="Taula3.B" style:family="table-column">
      <style:table-column-properties style:column-width="13.102cm"/>
    </style:style>
    <style:style style:name="Taula3.1" style:family="table-row">
      <style:table-row-properties style:keep-together="true" fo:keep-together="auto"/>
    </style:style>
    <style:style style:name="Tau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1" style:family="table-cell">
      <style:table-cell-properties style:vertical-align="top" fo:background-color="#808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3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3.A5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3.B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ula2" style:family="table">
      <style:table-properties style:width="16.494cm" fo:margin-left="-0.023cm" table:align="left" style:writing-mode="lr-tb"/>
    </style:style>
    <style:style style:name="Taula2.A" style:family="table-column">
      <style:table-column-properties style:column-width="3.392cm"/>
    </style:style>
    <style:style style:name="Taula2.B" style:family="table-column">
      <style:table-column-properties style:column-width="13.102cm"/>
    </style:style>
    <style:style style:name="Taula2.1" style:family="table-row">
      <style:table-row-properties style:keep-together="true" fo:keep-together="auto"/>
    </style:style>
    <style:style style:name="Tau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" style:family="table">
      <style:table-properties style:width="16.494cm" fo:margin-left="-0.023cm" table:align="left" style:writing-mode="lr-tb"/>
    </style:style>
    <style:style style:name="Tabla1.A" style:family="table-column">
      <style:table-column-properties style:column-width="3.392cm"/>
    </style:style>
    <style:style style:name="Tabla1.B" style:family="table-column">
      <style:table-column-properties style:column-width="6.551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6.501cm" fo:margin-left="-0.023cm" fo:margin-right="0.023cm" table:align="margins" style:writing-mode="lr-tb"/>
    </style:style>
    <style:style style:name="Tabla2.A" style:family="table-column">
      <style:table-column-properties style:column-width="3.392cm" style:rel-column-width="1923*"/>
    </style:style>
    <style:style style:name="Tabla2.B" style:family="table-column">
      <style:table-column-properties style:column-width="5.147cm" style:rel-column-width="2918*"/>
    </style:style>
    <style:style style:name="Tabla2.C" style:family="table-column">
      <style:table-column-properties style:column-width="7.962cm" style:rel-column-width="4514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6.501cm" fo:margin-left="-0.023cm" fo:margin-right="0.023cm" table:align="margins" style:writing-mode="lr-tb"/>
    </style:style>
    <style:style style:name="Tabla3.A" style:family="table-column">
      <style:table-column-properties style:column-width="3.392cm" style:rel-column-width="1923*"/>
    </style:style>
    <style:style style:name="Tabla3.B" style:family="table-column">
      <style:table-column-properties style:column-width="0.624cm" style:rel-column-width="354*"/>
    </style:style>
    <style:style style:name="Tabla3.C" style:family="table-column">
      <style:table-column-properties style:column-width="12.485cm" style:rel-column-width="707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4" style:family="table">
      <style:table-properties style:width="16.494cm" fo:margin-left="-0.023cm" table:align="left" style:writing-mode="lr-tb"/>
    </style:style>
    <style:style style:name="Tabla4.A" style:family="table-column">
      <style:table-column-properties style:column-width="3.392cm"/>
    </style:style>
    <style:style style:name="Tabla4.B" style:family="table-column">
      <style:table-column-properties style:column-width="6.551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7" style:family="table-cell">
      <style:table-cell-properties style:vertical-align="top" fo:background-color="#80808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4.B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top="0cm" fo:margin-bottom="0.212cm" fo:text-align="end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9.001cm"/>
        </style:tab-stops>
      </style:paragraph-properties>
      <style:text-properties fo:font-size="10pt" fo:language="ca" fo:country="ES" fo:font-style="italic" fo:font-weight="normal" style:font-size-asian="10pt" style:font-style-asian="italic" style:font-weight-asian="normal" style:font-size-complex="10pt" style:language-complex="ar" style:country-complex="SA" style:font-weight-complex="normal"/>
    </style:style>
    <style:style style:name="P2" style:family="paragraph" style:parent-style-name="Footnote">
      <style:paragraph-properties fo:margin-left="0cm" fo:margin-right="0.635cm" fo:margin-top="0cm" fo:margin-bottom="0.212cm" fo:text-align="justify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tandard">
      <style:paragraph-properties fo:margin-top="0.212cm" fo:margin-bottom="0cm" fo:text-align="start" style:justify-single-word="false" style:snap-to-layout-grid="false"/>
    </style:style>
    <style:style style:name="P4" style:family="paragraph" style:parent-style-name="Standard">
      <style:paragraph-properties fo:margin-top="0.212cm" fo:margin-bottom="0cm" fo:text-align="start" style:justify-single-word="false" style:snap-to-layout-grid="false"/>
      <style:text-properties fo:color="#ffffff" fo:font-weight="bold" style:font-weight-asian="bold" style:font-weight-complex="bold"/>
    </style:style>
    <style:style style:name="P5" style:family="paragraph" style:parent-style-name="Standard">
      <style:paragraph-properties fo:margin-top="0.212cm" fo:margin-bottom="0cm" fo:text-align="start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.212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top="0.423cm" fo:margin-bottom="0.106cm">
        <style:tab-stops>
          <style:tab-stop style:position="0cm"/>
        </style:tab-stops>
      </style:paragraph-properties>
    </style:style>
    <style:style style:name="P11" style:family="paragraph" style:parent-style-name="Text_20_body">
      <style:paragraph-properties fo:margin-top="0.423cm" fo:margin-bottom="0.106cm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12" style:family="paragraph" style:parent-style-name="Standard">
      <style:paragraph-properties fo:margin-top="0.423cm" fo:margin-bottom="0.106cm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.423cm" fo:margin-bottom="0.106cm">
        <style:tab-stops>
          <style:tab-stop style:position="13.335cm"/>
        </style:tab-stops>
      </style:paragraph-properties>
    </style:style>
    <style:style style:name="P14" style:family="paragraph" style:parent-style-name="Standard">
      <style:paragraph-properties fo:margin-top="0.423cm" fo:margin-bottom="0.106cm" fo:break-before="pag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2" style:family="paragraph" style:parent-style-name="Standard" style:list-style-name="L1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3" style:family="paragraph" style:parent-style-name="Standard" style:list-style-name="L2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4" style:family="paragraph" style:parent-style-name="Standard" style:list-style-name="L3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5" style:family="paragraph" style:parent-style-name="Standard" style:list-style-name="L4">
      <style:paragraph-properties fo:margin-top="0.109cm" fo:margin-bottom="0cm" fo:line-height="100%" fo:text-align="start" style:justify-single-word="false" style:snap-to-layout-gri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margin-top="0.109cm" fo:margin-bottom="0cm" fo:line-height="100%" fo:text-align="start" style:justify-single-word="false" style:snap-to-layout-gri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top="0.109cm" fo:margin-bottom="0cm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28" style:family="paragraph" style:parent-style-name="Standard" style:list-style-name="L6">
      <style:paragraph-properties fo:margin-top="0.109cm" fo:margin-bottom="0cm" fo:line-height="100%" fo:text-align="start" style:justify-single-word="false" style:snap-to-layout-grid="false"/>
    </style:style>
    <style:style style:name="P29" style:family="paragraph" style:parent-style-name="Standard" style:list-style-name="L8">
      <style:paragraph-properties fo:margin-top="0.109cm" fo:margin-bottom="0cm" fo:line-height="100%" fo:text-align="start" style:justify-single-word="false" style:snap-to-layout-grid="false"/>
    </style:style>
    <style:style style:name="P30" style:family="paragraph" style:parent-style-name="Standard" style:list-style-name="L10">
      <style:paragraph-properties fo:margin-top="0.109cm" fo:margin-bottom="0cm" fo:line-height="100%" fo:text-align="start" style:justify-single-word="false" style:snap-to-layout-grid="false"/>
    </style:style>
    <style:style style:name="P31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2" style:family="paragraph" style:parent-style-name="Standard" style:list-style-name="L9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margin-left="1.249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left="2.498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6" style:family="paragraph" style:parent-style-name="Standard" style:list-style-name="L5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7" style:family="paragraph" style:parent-style-name="Standard" style:list-style-name="L9">
      <style:paragraph-properties fo:margin-left="0cm" fo:margin-right="0cm" fo:margin-top="0.109cm" fo:margin-bottom="0cm" fo:line-height="100%" fo:text-align="start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8" style:family="paragraph" style:parent-style-name="Standard">
      <style:paragraph-properties fo:margin-left="-6.244cm" fo:margin-right="0cm" fo:margin-top="0.109cm" fo:margin-bottom="0cm" fo:line-height="100%" fo:text-align="center" style:justify-single-word="false" fo:text-indent="0cm" style:auto-text-indent="false" style:snap-to-layout-grid="false"/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top="0.212cm" fo:margin-bottom="0cm" fo:text-align="start" style:justify-single-word="false" style:snap-to-layout-grid="false"/>
    </style:style>
    <style:style style:name="P40" style:family="paragraph" style:parent-style-name="Standard">
      <style:paragraph-properties fo:margin-top="0.212cm" fo:margin-bottom="0cm" fo:text-align="start" style:justify-single-word="false" style:snap-to-layout-grid="false"/>
      <style:text-properties fo:color="#000000" fo:font-weight="normal" style:font-weight-asian="normal" style:font-weight-complex="normal"/>
    </style:style>
    <style:style style:name="P41" style:family="paragraph" style:parent-style-name="Text_20_body">
      <style:paragraph-properties fo:margin-top="0.423cm" fo:margin-bottom="0.106cm" fo:text-align="start" style:justify-single-word="fals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42" style:family="paragraph" style:parent-style-name="Text_20_body">
      <style:paragraph-properties fo:margin-left="0cm" fo:margin-right="0cm" fo:margin-top="0cm" fo:margin-bottom="0cm" style:line-height-at-least="0.503cm" fo:text-align="start" style:justify-single-word="false" fo:widows="1" fo:text-indent="0cm" style:auto-text-indent="false" fo:padding="0cm" fo:border="none" style:snap-to-layout-grid="false">
        <style:tab-stops>
          <style:tab-stop style:position="0cm"/>
        </style:tab-stops>
      </style:paragraph-properties>
      <style:text-properties fo:font-variant="normal" fo:text-transform="none" fo:color="#000000" style:font-name="Helvetica" fo:font-size="10.5pt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.212cm" fo:margin-bottom="0cm" style:line-height-at-least="0.503cm" fo:text-align="start" style:justify-single-word="false" fo:widows="1" fo:text-indent="0cm" style:auto-text-indent="false" fo:padding="0cm" fo:border="none" style:snap-to-layout-grid="false"/>
      <style:text-properties fo:font-variant="normal" fo:text-transform="none" fo:color="#000000" style:font-name="Helvetica" fo:font-size="10.5pt" fo:letter-spacing="normal" fo:font-style="normal" fo:font-weight="normal"/>
    </style:style>
    <style:style style:name="P44" style:family="paragraph" style:parent-style-name="Heading_20_1" style:master-page-name="Standard">
      <style:paragraph-properties fo:margin-top="0.423cm" fo:margin-bottom="0.106cm" style:page-number="auto">
        <style:tab-stops>
          <style:tab-stop style:position="0cm"/>
        </style:tab-stops>
      </style:paragraph-properties>
    </style:style>
    <style:style style:name="P45" style:family="paragraph" style:parent-style-name="Heading_20_1">
      <style:paragraph-properties fo:margin-top="0.423cm" fo:margin-bottom="0.106cm">
        <style:tab-stops>
          <style:tab-stop style:position="0cm"/>
        </style:tab-stops>
      </style:paragraph-properties>
    </style:style>
    <style:style style:name="T1" style:family="text">
      <style:text-properties fo:font-style="italic" style:language-asian="zxx" style:country-asian="none" style:font-style-asian="italic" style:language-complex="ar" style:country-complex="SA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/>
    </style:style>
    <style:style style:name="T5" style:family="text">
      <style:text-properties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cm" fo:text-indent="-0.635cm" fo:margin-left="4.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31cm" fo:text-indent="-0.635cm" fo:margin-left="8.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8cm" fo:text-indent="-0.635cm" fo:margin-left="9.5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Llista de casos d'ús</text:h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4">Actor</text:p>
          </table:table-cell>
          <table:table-cell table:style-name="Taula3.B1" office:value-type="string">
            <text:p text:style-name="P4">Cas d'ús</text:p>
          </table:table-cell>
        </table:table-row>
        <table:table-row table:style-name="Taula3.1">
          <table:table-cell table:style-name="Taula3.A2" office:value-type="string">
            <text:p text:style-name="P5">Registrat</text:p>
          </table:table-cell>
          <table:table-cell table:style-name="Taula3.B2" office:value-type="string">
            <text:p text:style-name="P3">Crear Subasta</text:p>
          </table:table-cell>
        </table:table-row>
        <table:table-row table:style-name="Taula3.1">
          <table:table-cell table:style-name="Taula3.A2" office:value-type="string">
            <text:p text:style-name="P5">Registrat</text:p>
          </table:table-cell>
          <table:table-cell table:style-name="Taula3.B2" office:value-type="string">
            <text:p text:style-name="P11">Realitzar una licitació d'un producte</text:p>
          </table:table-cell>
        </table:table-row>
        <table:table-row table:style-name="Taula3.1">
          <table:table-cell table:style-name="Taula3.A2" office:value-type="string">
            <text:p text:style-name="P5">Registrat</text:p>
          </table:table-cell>
          <table:table-cell table:style-name="Taula3.B2" office:value-type="string">
            <text:p text:style-name="P42">Acceptar una oferta (licitació)</text:p>
          </table:table-cell>
        </table:table-row>
        <table:table-row table:style-name="Taula3.1">
          <table:table-cell table:style-name="Taula3.A5" office:value-type="string">
            <text:p text:style-name="P5">Registrat</text:p>
          </table:table-cell>
          <table:table-cell table:style-name="Taula3.B5" office:value-type="string">
            <text:p text:style-name="P7">Opinar sobre un usuari</text:p>
          </table:table-cell>
        </table:table-row>
      </table:table>
      <text:h text:style-name="P45" text:outline-level="1"/>
      <text:h text:style-name="P45" text:outline-level="1">Fitxa d'actor</text:h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4">Actor</text:p>
          </table:table-cell>
          <table:table-cell table:style-name="Taula2.B1" office:value-type="string">
            <text:p text:style-name="P3">Registrat</text:p>
          </table:table-cell>
        </table:table-row>
        <table:table-row table:style-name="Taula2.1">
          <table:table-cell table:style-name="Taula2.A1" office:value-type="string">
            <text:p text:style-name="P4">Casos d'ús</text:p>
          </table:table-cell>
          <table:table-cell table:style-name="Taula2.B1" office:value-type="string">
            <text:p text:style-name="P3">Crear Subasta</text:p>
          </table:table-cell>
        </table:table-row>
        <table:table-row table:style-name="Taula2.1">
          <table:table-cell table:style-name="Taula2.A1" office:value-type="string">
            <text:p text:style-name="P4">Tipus</text:p>
          </table:table-cell>
          <table:table-cell table:style-name="Taula2.B1" office:value-type="string">
            <text:p text:style-name="P3">Primari</text:p>
          </table:table-cell>
        </table:table-row>
        <table:table-row table:style-name="Taula2.1">
          <table:table-cell table:style-name="Taula2.A1" office:value-type="string">
            <text:p text:style-name="P4">Descripció</text:p>
          </table:table-cell>
          <table:table-cell table:style-name="Taula2.B1" office:value-type="string">
            <text:p text:style-name="P3">Usuari registrat</text:p>
          </table:table-cell>
        </table:table-row>
      </table:table>
      <text:h text:style-name="P45" text:outline-level="1"/>
      <text:h text:style-name="P45" text:outline-level="1">Fitxa de cas d’ús</text:h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4">Cas d’ús</text:p>
          </table:table-cell>
          <table:table-cell table:style-name="Tabla1.B1" table:number-columns-spanned="2" office:value-type="string">
            <text:p text:style-name="P3">Crear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Actors</text:p>
          </table:table-cell>
          <table:table-cell table:style-name="Tabla1.B1" table:number-columns-spanned="2" office:value-type="string">
            <text:p text:style-name="P3">Registrat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Propòsit</text:p>
          </table:table-cell>
          <table:table-cell table:style-name="Tabla1.B1" table:number-columns-spanned="2" office:value-type="string">
            <text:p text:style-name="P3">Crear una subasta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Resum</text:p>
          </table:table-cell>
          <table:table-cell table:style-name="Tabla1.B4" office:value-type="string">
            <text:p text:style-name="P15">Actor</text:p>
            <text:p text:style-name="P15"/>
            <text:p text:style-name="P17">2.Introdució de:</text:p>
            <text:list xml:id="list34323627" text:style-name="L1">
              <text:list-item>
                <text:list>
                  <text:list-item>
                    <text:p text:style-name="P22">catergoria</text:p>
                  </text:list-item>
                  <text:list-item>
                    <text:p text:style-name="P22">nombre</text:p>
                  </text:list-item>
                  <text:list-item>
                    <text:p text:style-name="P22">descripcion</text:p>
                  </text:list-item>
                  <text:list-item>
                    <text:p text:style-name="P22">precioInicial</text:p>
                  </text:list-item>
                </text:list>
              </text:list-item>
            </text:list>
          </table:table-cell>
          <table:table-cell table:style-name="Tabla1.B1" office:value-type="string">
            <text:p text:style-name="P15">Sistema</text:p>
            <text:p text:style-name="P17">1.Mostrar pantalla realitzar subasta</text:p>
            <text:p text:style-name="P16"/>
            <text:p text:style-name="P16"/>
            <text:p text:style-name="P16"/>
            <text:p text:style-name="P16"/>
            <text:p text:style-name="P16"/>
            <text:p text:style-name="P17">3.Cridar cas d'us validarDatosSubasta. E1</text:p>
            <text:p text:style-name="P17">4.Si validació OK</text:p>
            <text:p text:style-name="P19">5.Cridar cas d'us consultarSubasta. E2.</text:p>
            <text:p text:style-name="P19">6.Si consultarSubasta=False</text:p>
            <text:p text:style-name="P20">7.abrir BBDD. E3</text:p>
            <text:p text:style-name="P20">8.guardar subasta(idVendedor, categoria, nombre, descripcion, fechaInicial, fechaFinal, <text:soft-page-break/>precioInicial). E4</text:p>
            <text:p text:style-name="P20">9.Cerrar BBDD. E5</text:p>
            <text:p text:style-name="P20">10.Mostrar mensaje “Subasta realizada con exito”</text:p>
            <text:p text:style-name="P19">11.fsi</text:p>
            <text:p text:style-name="P8">12.sino</text:p>
            <text:p text:style-name="P19">13.Mostrar mensaje “Datos introducidos incorrectos”;</text:p>
            <text:p text:style-name="P9">14.fsi</text:p>
            <text:list xml:id="list34330281" text:style-name="L2">
              <text:list-header>
                <text:p text:style-name="P23"/>
              </text:list-header>
            </text:list>
          </table:table-cell>
        </table:table-row>
        <table:table-row table:style-name="Tabla1.1">
          <table:table-cell table:style-name="Tabla1.A1" office:value-type="string">
            <text:p text:style-name="P4">6Precondicions</text:p>
          </table:table-cell>
          <table:table-cell table:style-name="Tabla1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Postcondicions</text:p>
          </table:table-cell>
          <table:table-cell table:style-name="Tabla1.B1" table:number-columns-spanned="2" office:value-type="string">
            <text:p text:style-name="P3">Que s'hagi creat la subasta correctament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4">Excepcions</text:p>
          </table:table-cell>
          <table:table-cell table:style-name="Tabla1.B7" table:number-columns-spanned="2" office:value-type="string">
            <text:p text:style-name="P3">E1-&gt;Error al querer validar datos, pongase en contacto con el administrador</text:p>
            <text:p text:style-name="P3">E2-&gt;Error al querer consultar la subasta, pongase en contacto con el administrador</text:p>
            <text:p text:style-name="P3">E3-&gt;Error al abrir la base de datos, pongase en contacto con el administrador</text:p>
            <text:p text:style-name="P3">E4-&gt;Error al intentar crear la subasta, pongase en contacto con el administrador</text:p>
            <text:p text:style-name="P3">E5-&gt;Error al cerrar la base de datos, pongase en contacto con el administrador</text:p>
          </table:table-cell>
          <table:covered-table-cell/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">Cas d’ús</text:p>
          </table:table-cell>
          <table:table-cell table:style-name="Tabla2.B1" table:number-columns-spanned="2" office:value-type="string">
            <text:p text:style-name="P11">Realitzar una licitació d'un producte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Actors</text:p>
          </table:table-cell>
          <table:table-cell table:style-name="Tabla2.B1" table:number-columns-spanned="2" office:value-type="string">
            <text:p text:style-name="P3">Registrat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Propòsit</text:p>
          </table:table-cell>
          <table:table-cell table:style-name="Tabla2.B1" table:number-columns-spanned="2" office:value-type="string">
            <text:p text:style-name="P3">Realitzar una licitació 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Resum</text:p>
          </table:table-cell>
          <table:table-cell table:style-name="Tabla2.B4" office:value-type="string">
            <text:p text:style-name="P15">Actor</text:p>
            <text:p text:style-name="P38"/>
            <text:list xml:id="list34418381" text:style-name="L5">
              <text:list-item>
                <text:p text:style-name="P36">Introducció :</text:p>
              </text:list-item>
            </text:list>
            <text:list xml:id="list34424213" text:style-name="L6">
              <text:list-item>
                <text:list>
                  <text:list-item>
                    <text:p text:style-name="P28">Import</text:p>
                    <text:p text:style-name="P28"/>
                    <text:p text:style-name="P28"><text:s/></text:p>
                  </text:list-item>
                </text:list>
              </text:list-item>
            </text:list>
          </table:table-cell>
          <table:table-cell table:style-name="Tabla2.B1" office:value-type="string">
            <text:p text:style-name="P15">Sistema</text:p>
            <text:p text:style-name="P16">1.<text:span text:style-name="T3">Mostrar pantalla realitzar licitació</text:span></text:p>
            <text:p text:style-name="P16"><text:span text:style-name="T3"/></text:p>
            <text:p text:style-name="P16"><text:span text:style-name="T3">3.Validació dades</text:span></text:p>
            <text:list xml:id="list34640908" text:style-name="L8">
              <text:list-item>
                <text:p text:style-name="P29"><text:span text:style-name="T3">Import != 0 &amp;&amp; &gt;LicitacióActual</text:span></text:p>
              </text:list-item>
            </text:list>
            <text:p text:style-name="P16"><text:span text:style-name="T3">4. Si validació OK </text:span></text:p>
            <text:p text:style-name="P33"><text:span text:style-name="T3">5. obrir BBDD. E3</text:span></text:p>
            <text:p text:style-name="P20">8.guardar licitació(idLicitacio, usuari, data, quantitat). E4</text:p>
            <text:p text:style-name="P19">9.Tancar BBDD. E5</text:p>
            <text:p text:style-name="P19">10.Mostrar missatge “Licitació realitzada amb èxit”</text:p>
            <text:p text:style-name="P8">11.FiSi</text:p>
            <text:p text:style-name="P8">12.SiNo</text:p>
            <text:list xml:id="list34717606" text:style-name="L9">
              <text:list-header>
                <text:p text:style-name="P32">13.Mostrar missatge “Dades introduïdes incorrectes ”</text:p>
                <text:p text:style-name="P37">14.FiSiNo</text:p>
              </text:list-header>
            </text:list>
          </table:table-cell>
        </table:table-row>
        <table:table-row table:style-name="Tabla2.1">
          <table:table-cell table:style-name="Tabla2.A1" office:value-type="string">
            <text:p text:style-name="P4">6Precondicions</text:p>
          </table:table-cell>
          <table:table-cell table:style-name="Tabla2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4">Postcondicions</text:p>
          </table:table-cell>
          <table:table-cell table:style-name="Tabla2.B1" table:number-columns-spanned="2" office:value-type="string">
            <text:p text:style-name="P3">Que s'hagi creat la licitacio correctament</text:p>
          </table:table-cell>
          <table:covered-table-cell/>
        </table:table-row>
        <text:soft-page-break/>
        <table:table-row table:style-name="Tabla2.1">
          <table:table-cell table:style-name="Tabla2.A7" office:value-type="string">
            <text:p text:style-name="P4">Excepcions</text:p>
          </table:table-cell>
          <table:table-cell table:style-name="Tabla2.B7" table:number-columns-spanned="2" office:value-type="string">
            <text:p text:style-name="P3">E1-&gt;Error al querer consultar la subasta, pongase en contacto con el administrador</text:p>
            <text:p text:style-name="P3">E2-&gt;Error al abrir la base de datos, pongase en contacto con el administrador</text:p>
            <text:p text:style-name="P3">E3-&gt;Error al intentar crear la subasta, pongase en contacto con el administrador</text:p>
            <text:p text:style-name="P3">E4-&gt;Error al cerrar la base de datos, pongase en contacto con el administrador</text:p>
          </table:table-cell>
          <table:covered-table-cell/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">Cas d’ús</text:p>
          </table:table-cell>
          <table:table-cell table:style-name="Tabla3.B1" table:number-columns-spanned="2" office:value-type="string">
            <text:p text:style-name="P6">Acceptar una oferta (licitació)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Actors</text:p>
          </table:table-cell>
          <table:table-cell table:style-name="Tabla3.B1" table:number-columns-spanned="2" office:value-type="string">
            <text:p text:style-name="P3">Registrat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Propòsit</text:p>
          </table:table-cell>
          <table:table-cell table:style-name="Tabla3.B1" table:number-columns-spanned="2" office:value-type="string">
            <text:p text:style-name="P3">Acceptar la licitació actual de la subhasta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Resum</text:p>
          </table:table-cell>
          <table:table-cell table:style-name="Tabla3.B4" office:value-type="string">
            <text:p text:style-name="P18"/>
          </table:table-cell>
          <table:table-cell table:style-name="Tabla3.B1" office:value-type="string">
            <text:p text:style-name="P15">Sistema</text:p>
            <text:p text:style-name="P33"><text:span text:style-name="T3">1obrir BBDD. E2</text:span></text:p>
            <text:p text:style-name="P20">2.Modificar en subasta :</text:p>
            <text:list xml:id="list35320705" text:style-name="L10">
              <text:list-item>
                <text:p text:style-name="P30"><text:span text:style-name="T3">Fechafinal = FechaSistema E3</text:span></text:p>
              </text:list-item>
            </text:list>
            <text:p text:style-name="P19">3.Tancar BBDD. E4</text:p>
            <text:p text:style-name="P19">4.Mostrar missatge “Subhasta finalitzada amb èxit”</text:p>
          </table:table-cell>
        </table:table-row>
        <table:table-row table:style-name="Tabla3.1">
          <table:table-cell table:style-name="Tabla3.A1" office:value-type="string">
            <text:p text:style-name="P4">6Precondicions</text:p>
          </table:table-cell>
          <table:table-cell table:style-name="Tabla3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3.1">
          <table:table-cell table:style-name="Tabla3.A1" office:value-type="string">
            <text:p text:style-name="P4">Postcondicions</text:p>
          </table:table-cell>
          <table:table-cell table:style-name="Tabla3.B1" table:number-columns-spanned="2" office:value-type="string">
            <text:p text:style-name="P3">Que s'hagi modificat la subhasta correctament</text:p>
          </table:table-cell>
          <table:covered-table-cell/>
        </table:table-row>
        <table:table-row table:style-name="Tabla3.1">
          <table:table-cell table:style-name="Tabla3.A7" office:value-type="string">
            <text:p text:style-name="P4">Excepcionn</text:p>
          </table:table-cell>
          <table:table-cell table:style-name="Tabla3.B7" table:number-columns-spanned="2" office:value-type="string">
            <text:p text:style-name="P3">E1-&gt;Error al abrir la base de datos, pongase en contacto con el administrador.</text:p>
            <text:p text:style-name="P3">E2-&gt;Error al intentar modificar <text:s/>la subasta, pongase en contacto con el administrador.</text:p>
            <text:p text:style-name="P3">E3-&gt;Error al cerrar la base de datos, pongase en contacto con el administrador.</text:p>
          </table:table-cell>
          <table:covered-table-cell/>
        </table:table-row>
      </table:table>
      <text:p text:style-name="P12"/>
      <text:p text:style-name="P14"/>
      <table:table table:name="Tabla4" table:style-name="Tabla4">
        <table:table-column table:style-name="Tabla4.A"/>
        <table:table-column table:style-name="Tabla4.B" table:number-columns-repeated="2"/>
        <table:table-row table:style-name="Tabla4.1">
          <table:table-cell table:style-name="Tabla4.A1" office:value-type="string">
            <text:p text:style-name="P4">Cas d’ús</text:p>
          </table:table-cell>
          <table:table-cell table:style-name="Tabla4.B1" table:number-columns-spanned="2" office:value-type="string">
            <text:p text:style-name="P7">Opinar sobre un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Actors</text:p>
          </table:table-cell>
          <table:table-cell table:style-name="Tabla4.B1" table:number-columns-spanned="2" office:value-type="string">
            <text:p text:style-name="P3">Registrat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Propòsit</text:p>
          </table:table-cell>
          <table:table-cell table:style-name="Tabla4.B1" table:number-columns-spanned="2" office:value-type="string">
            <text:p text:style-name="P3">Opinar sobre un altre usuari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Resum</text:p>
          </table:table-cell>
          <table:table-cell table:style-name="Tabla4.B4" office:value-type="string">
            <text:p text:style-name="P15">Actor</text:p>
            <text:p text:style-name="P17"/>
            <text:p text:style-name="P17"/>
            <text:p text:style-name="P17">2.Introduir dades</text:p>
            <text:list xml:id="list34331177" text:style-name="L3">
              <text:list-item>
                <text:p text:style-name="P24">dades de l'usuari a opinar</text:p>
              </text:list-item>
              <text:list-item>
                <text:p text:style-name="P24">dades producte adquirit/venut</text:p>
              </text:list-item>
              <text:list-item>
                <text:p text:style-name="P24">comentario</text:p>
              </text:list-item>
              <text:list-item>
                <text:p text:style-name="P24">comunicacio</text:p>
              </text:list-item>
            </text:list>
          </table:table-cell>
          <table:table-cell table:style-name="Tabla4.B1" office:value-type="string">
            <text:p text:style-name="P15">Sistema</text:p>
            <text:p text:style-name="P17">1.Mostrar pantalla d'opinio sobre usuari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3.Validar dades:</text:p>
            <text:list xml:id="list34319924" text:style-name="L4">
              <text:list-item>
                <text:p text:style-name="P25">dades usuari a opinar correctes</text:p>
              </text:list-item>
              <text:list-item>
                <text:p text:style-name="P25">dades producte correctes</text:p>
              </text:list-item>
              <text:list-item>
                <text:p text:style-name="P25">comentario != blancs</text:p>
              </text:list-item>
              <text:list-item>
                <text:p text:style-name="P25">comunicacio !=blancs</text:p>
              </text:list-item>
            </text:list>
            <text:p text:style-name="P17">4.Si validacio OK</text:p>
            <text:p text:style-name="P19">5.Cridar cas d'us consultarUsuario. E1</text:p>
            <text:p text:style-name="P19">6.si consultarUsuario=TRUE</text:p>
            <text:p text:style-name="P20">7.obrir BBDD. E2</text:p>
            <text:p text:style-name="P20">8.Introduir dades(venedor, comprador, producte, comentari, comunicacio). E3</text:p>
            <text:p text:style-name="P20">9.tancar BBDD. E4</text:p>
            <text:p text:style-name="P19">10.sino</text:p>
            <text:p text:style-name="P20">11.mostrar missatge “L'usuari introduit no existeix”.</text:p>
            <text:p text:style-name="P19">11.fSi</text:p>
            <text:p text:style-name="P8">12.sino</text:p>
            <text:p text:style-name="P19">13.mostrar missatge “Les dades introduides no son correctes”</text:p>
            <text:p text:style-name="P8">14.fSi</text:p>
          </table:table-cell>
        </table:table-row>
        <table:table-row table:style-name="Tabla4.1">
          <table:table-cell table:style-name="Tabla4.A1" office:value-type="string">
            <text:p text:style-name="P4">6Precondicions</text:p>
          </table:table-cell>
          <table:table-cell table:style-name="Tabla4.B1" table:number-columns-spanned="2" office:value-type="string">
            <text:p text:style-name="P3">Que l'usuari estigui registrat i hagi fet loggin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4">Postcondicions</text:p>
          </table:table-cell>
          <table:table-cell table:style-name="Tabla4.B1" table:number-columns-spanned="2" office:value-type="string">
            <text:p text:style-name="P3">Que s'hagi opinat sobre l'altre usuari amb èxit 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4">Excepcions</text:p>
          </table:table-cell>
          <table:table-cell table:style-name="Tabla4.B7" table:number-columns-spanned="2" office:value-type="string">
            <text:p text:style-name="P3">E1-&gt;Error al consultar l'usuari, contacti amb l'administrador</text:p>
            <text:p text:style-name="P3">E2-&gt;Error al intentar obrir la base de dades, contacti amb l'administrador</text:p>
            <text:p text:style-name="P3">E3-&gt;Error al intentar guardar les dades, contacti amb l'administrador</text:p>
            <text:p text:style-name="P3"><text:soft-page-break/>E4-&gt;Error al intentar tancar la base de dades, contacti amb l'administrador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, Arial, sans-serif"/>
    <style:font-face style:name="OpenSymbol" svg:font-family="Open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0pt" fo:language="ca" fo:country="ES" style:font-name-asian="Times New Roman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fo:text-indent="0cm" style:auto-text-indent="false" fo:keep-with-next="always"/>
      <style:text-properties fo:font-size="12pt" fo:font-style="italic" fo:font-weight="bold" style:font-size-asian="12pt" style:font-style-asian="italic" style:font-weight-asian="bold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0cm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212cm" fo:text-align="end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9.001cm"/>
        </style:tab-stops>
      </style:paragraph-properties>
      <style:text-properties fo:font-size="10pt" fo:language="ca" fo:country="ES" fo:font-style="italic" fo:font-weight="normal" style:font-size-asian="10pt" style:font-style-asian="italic" style:font-weight-asian="normal" style:font-size-complex="10pt" style:language-complex="ar" style:country-complex="SA" style:font-weight-complex="normal"/>
    </style:style>
    <style:style style:name="MP2" style:family="paragraph" style:parent-style-name="Footnote">
      <style:paragraph-properties fo:margin-left="0cm" fo:margin-right="0.635cm" fo:margin-top="0cm" fo:margin-bottom="0.212cm" fo:text-align="justify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language-asian="zxx" style:country-asian="none" style:font-style-asian="italic" style:language-complex="ar" style:country-complex="SA"/>
    </style:style>
    <style:page-layout style:name="Mpm1">
      <style:page-layout-properties fo:page-width="20.999cm" fo:page-height="29.699cm" style:num-format="1" style:print-orientation="portrait" fo:margin-top="1.251cm" fo:margin-bottom="1.251cm" fo:margin-left="2.251cm" fo:margin-right="2.24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Anàlisi i Disseny Orientat a Objectes</text:p>
      </style:header>
      <style:footer>
        <text:p text:style-name="MP2"><text:span text:style-name="MT1"><text:page-number text:select-page="current">5</text:page-number></text:span><text:span text:style-name="MT1"> de </text:span><text:span text:style-name="MT1"><text:page-count style:num-format="1">5</text:page-count></text:span><text:span text:style-name="MT1"><text:tab/> <text:s text:c="94"/>CFGS.DAI.C4: Anàlisi i Disseny d’Aplicacions Informàtiqu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Generalitat de Catalunya</dc:title>
    <meta:initial-creator>Segundo González</meta:initial-creator>
    <meta:creation-date>2006-01-17T16:43:00</meta:creation-date>
    <dc:date>2015-04-17T15:21:47.13</dc:date>
    <meta:print-date>2004-11-16T12:07:00</meta:print-date>
    <meta:editing-cycles>20</meta:editing-cycles>
    <meta:editing-duration>P1DT1H53M14S</meta:editing-duration>
    <meta:document-statistic meta:table-count="6" meta:image-count="0" meta:object-count="0" meta:page-count="5" meta:paragraph-count="155" meta:word-count="596" meta:character-count="4172"/>
    <meta:user-defined meta:name="Informació 1"/>
    <meta:user-defined meta:name="Informació 2"/>
    <meta:user-defined meta:name="Informació 3"/>
    <meta:user-defined meta:name="Informació 4"/>
  </office:meta>
</office:document-meta>
</file>